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fo:min-height="1.27cm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6" style:family="paragraph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8" style:family="paragraph">
      <style:text-properties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fo:font-family="Arial" style:font-family-generic="swiss" style:font-pitch="variable"/>
    </style:style>
    <style:style style:name="P13" style:family="paragraph"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05cm" svg:height="0.635cm" svg:x="9.308cm" svg:y="14.335cm">
          <text:p text:style-name="P1"><text:span text:style-name="T1">i =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3cm" svg:height="2.54cm" svg:x="9.414cm" svg:y="16.24cm">
          <text:p text:style-name="P1"><text:span text:style-name="T1">i &lt;= 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493cm" svg:height="0.657cm" svg:x="9.414cm" svg:y="20.063cm">
          <text:p text:style-name="P1"><text:span text:style-name="T1">j =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3cm" svg:height="2.54cm" svg:x="9.414cm" svg:y="21.955cm">
          <text:p text:style-name="P1"><text:span text:style-name="T1">j &l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16cm" svg:y1="2.905cm" svg:x2="11.16cm" svg:y2="4.175cm">
          <text:p/>
        </draw:line>
        <draw:line draw:style-name="gr2" draw:text-style-name="P1" draw:layer="layout" svg:x1="11.16cm" svg:y1="4.81cm" svg:x2="11.16cm" svg:y2="6.08cm">
          <text:p/>
        </draw:line>
        <draw:line draw:style-name="gr3" draw:text-style-name="P3" draw:layer="layout" svg:x1="11.16cm" svg:y1="7.35cm" svg:x2="11.16cm" svg:y2="8.62cm">
          <text:p/>
        </draw:line>
        <draw:line draw:style-name="gr2" draw:text-style-name="P1" draw:layer="layout" svg:x1="11.16cm" svg:y1="9.255cm" svg:x2="11.16cm" svg:y2="10.525cm">
          <text:p/>
        </draw:line>
        <draw:line draw:style-name="gr3" draw:text-style-name="P3" draw:layer="layout" svg:x1="11.16cm" svg:y1="13.065cm" svg:x2="11.16cm" svg:y2="14.335cm">
          <text:p/>
        </draw:line>
        <draw:line draw:style-name="gr2" draw:text-style-name="P1" draw:layer="layout" svg:x1="11.16cm" svg:y1="14.97cm" svg:x2="11.16cm" svg:y2="16.24cm">
          <text:p/>
        </draw:line>
        <draw:line draw:style-name="gr3" draw:text-style-name="P3" draw:layer="layout" svg:x1="11.16cm" svg:y1="18.815cm" svg:x2="11.16cm" svg:y2="20.085cm">
          <text:p/>
        </draw:line>
        <draw:line draw:style-name="gr2" draw:text-style-name="P1" draw:layer="layout" svg:x1="11.16cm" svg:y1="20.72cm" svg:x2="11.16cm" svg:y2="21.99cm">
          <text:p/>
        </draw:line>
        <draw:line draw:style-name="gr2" draw:text-style-name="P1" draw:layer="layout" svg:x1="11.16cm" svg:y1="24.495cm" svg:x2="11.16cm" svg:y2="25.765cm">
          <text:p/>
        </draw:line>
        <draw:custom-shape draw:style-name="gr4" draw:text-style-name="P1" draw:layer="layout" svg:width="1.27cm" svg:height="0.635cm" svg:x="10.525cm" svg:y="25.76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5" draw:text-style-name="P3" draw:layer="layout" svg:x1="5.445cm" svg:y1="23.225cm" svg:x2="9.455cm" svg:y2="23.225cm">
          <text:p text:style-name="P1"><text:span text:style-name="T2">False</text:span></text:p>
          <text:p text:style-name="P1"><text:span text:style-name="T2"/></text:p>
        </draw:line>
        <draw:line draw:style-name="gr2" draw:text-style-name="P1" draw:layer="layout" svg:x1="5.445cm" svg:y1="23.225cm" svg:x2="5.445cm" svg:y2="20.685cm">
          <text:p/>
        </draw:line>
        <draw:rect draw:style-name="gr5" draw:text-style-name="P1" draw:layer="layout" svg:width="3.81cm" svg:height="0.635cm" svg:x="3.54cm" svg:y="20.05cm">
          <text:p text:style-name="P1">i++</text:p>
        </draw:rect>
        <draw:line draw:style-name="gr6" draw:text-style-name="P1" draw:layer="layout" svg:x1="5.445cm" svg:y1="20.05cm" svg:x2="5.445cm" svg:y2="15.605cm">
          <text:p/>
        </draw:line>
        <draw:line draw:style-name="gr2" draw:text-style-name="P1" draw:layer="layout" svg:x1="5.445cm" svg:y1="15.605cm" svg:x2="11.16cm" svg:y2="15.605cm">
          <text:p/>
        </draw:line>
        <draw:custom-shape draw:style-name="gr1" draw:text-style-name="P1" draw:layer="layout" svg:width="5.08cm" svg:height="0.635cm" svg:x="8.62cm" svg:y="4.175cm">
          <text:p text:style-name="P1">Read inpu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.715cm" svg:height="1.27cm" svg:x="8.303cm" svg:y="6.08cm">
          <text:p text:style-name="P1">Clearan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1" draw:layer="layout" svg:width="4.445cm" svg:height="0.635cm" svg:x="8.938cm" svg:y="8.62cm">
          <text:p text:style-name="P1">Move to idle pt</text:p>
        </draw:rect>
        <draw:custom-shape draw:style-name="gr1" draw:text-style-name="P4" draw:layer="layout" svg:width="5.715cm" svg:height="2.54cm" svg:x="8.303cm" svg:y="10.525cm">
          <text:p text:style-name="P1"><text:span text:style-name="T3">Wait for block</text:span></text:p>
          <text:p text:style-name="P1"><text:span text:style-name="T3"><text:s/></text:span><text:span text:style-name="T3">at pick u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715cm" svg:height="1.27cm" svg:x="16.875cm" svg:y="16.87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08cm" svg:height="1.27cm" svg:x="8.62cm" svg:y="1.63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3" draw:layer="layout" svg:x1="12.965cm" svg:y1="17.51cm" svg:x2="16.875cm" svg:y2="17.51cm">
          <text:p text:style-name="P1"><text:span text:style-name="T2">False</text:span></text:p>
          <text:p text:style-name="P1"><text:span text:style-name="T2"/></text:p>
        </draw:line>
        <draw:line draw:style-name="gr5" draw:text-style-name="P3" draw:layer="layout" svg:x1="14.035cm" svg:y1="6.715cm" svg:x2="18.68cm" svg:y2="6.715cm">
          <text:p text:style-name="P1"><text:span text:style-name="T2">Not Clear</text:span></text:p>
          <text:p text:style-name="P1"><text:span text:style-name="T2"/></text:p>
        </draw:line>
        <draw:line draw:style-name="gr2" draw:text-style-name="P1" draw:layer="layout" svg:x1="18.68cm" svg:y1="6.715cm" svg:x2="18.68cm" svg:y2="16.875cm">
          <text:p/>
        </draw:line>
        <draw:line draw:style-name="gr5" draw:text-style-name="P3" draw:layer="layout" svg:x1="5.445cm" svg:y1="11.795cm" svg:x2="8.42cm" svg:y2="11.795cm">
          <text:p text:style-name="P1"><text:span text:style-name="T2"/></text:p>
          <text:p text:style-name="P1"><text:span text:style-name="T2"/></text:p>
        </draw:line>
        <draw:line draw:style-name="gr6" draw:text-style-name="P1" draw:layer="layout" svg:x1="5.445cm" svg:y1="11.795cm" svg:x2="5.445cm" svg:y2="9.89cm">
          <text:p/>
        </draw:line>
        <draw:line draw:style-name="gr2" draw:text-style-name="P1" draw:layer="layout" svg:x1="5.445cm" svg:y1="9.89cm" svg:x2="11.16cm" svg:y2="9.89cm">
          <text:p/>
        </draw:line>
        <draw:custom-shape draw:style-name="gr4" draw:text-style-name="P1" draw:layer="layout" svg:width="1.27cm" svg:height="0.635cm" svg:x="16.875cm" svg:y="25.761cm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6" draw:text-style-name="P1" draw:layer="layout" svg:x1="17.51cm" svg:y1="25.765cm" svg:x2="17.51cm" svg:y2="21.32cm">
          <text:p/>
        </draw:line>
        <draw:line draw:style-name="gr2" draw:text-style-name="P1" draw:layer="layout" svg:x1="17.51cm" svg:y1="21.32cm" svg:x2="11.16cm" svg:y2="21.32cm">
          <text:p/>
        </draw:line>
        <draw:frame draw:style-name="gr7" draw:text-style-name="P5" draw:layer="layout" svg:width="4.445cm" svg:height="1.204cm" svg:x="1.635cm" svg:y="1.635cm">
          <draw:text-box>
            <text:p/>
          </draw:text-box>
        </draw:frame>
        <draw:frame draw:style-name="gr8" draw:text-style-name="P6" draw:layer="layout" svg:width="4.445cm" svg:height="1.7cm" svg:x="1.635cm" svg:y="1.635cm">
          <draw:text-box>
            <text:p><text:span text:style-name="T4">Flowchart for Square/Rectangular : palette</text:span></text:p>
          </draw:text-box>
        </draw:frame>
        <draw:frame draw:style-name="gr8" draw:text-style-name="P8" draw:layer="layout" svg:width="4.445cm" svg:height="1.52cm" svg:x="11.16cm" svg:y="7.35cm">
          <draw:text-box>
            <text:p text:style-name="P7"><text:span text:style-name="T5">Clear</text:span></text:p>
          </draw:text-box>
        </draw:frame>
        <draw:frame draw:style-name="gr8" draw:text-style-name="P9" draw:layer="layout" svg:width="3.175cm" svg:height="1.52cm" svg:x="11.16cm" svg:y="18.78cm">
          <draw:text-box>
            <text:p text:style-name="P9"><text:span text:style-name="T2">True</text:span></text:p>
          </draw:text-box>
        </draw:frame>
        <draw:frame draw:style-name="gr8" draw:text-style-name="P9" draw:layer="layout" svg:width="5.08cm" svg:height="1.52cm" svg:x="11.16cm" svg:y="13.065cm">
          <draw:text-box>
            <text:p text:style-name="P9"><text:span text:style-name="T2">Block exists</text:span></text:p>
          </draw:text-box>
        </draw:frame>
        <draw:frame draw:style-name="gr9" draw:text-style-name="P3" draw:layer="layout" svg:width="3.81cm" svg:height="1.199cm" svg:x="4.175cm" svg:y="11.795cm">
          <draw:text-box>
            <text:p text:style-name="P3"><text:span text:style-name="T2">No block at <text:s/>pick up pt.</text:span></text:p>
          </draw:text-box>
        </draw:frame>
        <draw:frame draw:style-name="gr8" draw:layer="layout" svg:width="3.175cm" svg:height="1.52cm" svg:x="11.16cm" svg:y="24.495cm">
          <draw:text-box>
            <text:p><text:span text:style-name="T2">True</text:span></text:p>
          </draw:text-box>
        </draw:frame>
      </draw:page>
      <draw:page draw:name="page2" draw:style-name="dp1" draw:master-page-name="Default">
        <draw:custom-shape draw:style-name="gr1" draw:text-style-name="P10" draw:layer="layout" svg:width="6.748cm" svg:height="0.635cm" svg:x="7.326cm" svg:y="7.35cm">
          <text:p text:style-name="P1"><text:span text:style-name="T6">Pick up b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8.539cm" svg:height="1.27cm" svg:x="6.431cm" svg:y="11.16cm">
          <text:p text:style-name="P1"><text:span text:style-name="T6">Place block at appropriate</text:span></text:p>
          <text:p text:style-name="P1"><text:span text:style-name="T6"><text:s/></text:span><text:span text:style-name="T6">distance according to value of i and j. 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.758cm" svg:height="0.768cm" svg:x="8.821cm" svg:y="13.7cm">
          <text:p text:style-name="P1"><text:span text:style-name="T6">Move to idle pt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635cm" svg:x="10.065cm" svg:y="2.27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0" draw:layer="layout" svg:width="6.748cm" svg:height="0.635cm" svg:x="7.326cm" svg:y="4.81cm">
          <text:p text:style-name="P1"><text:span text:style-name="T6">Move to pick up pt.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6.748cm" svg:height="0.635cm" svg:x="7.326cm" svg:y="9.255cm">
          <text:p text:style-name="P1"><text:span text:style-name="T6">Move to via pt.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cm" svg:y1="2.905cm" svg:x2="10.7cm" svg:y2="4.81cm">
          <text:p/>
        </draw:line>
        <draw:line draw:style-name="gr2" draw:text-style-name="P1" draw:layer="layout" svg:x1="10.7cm" svg:y1="5.445cm" svg:x2="10.7cm" svg:y2="7.35cm">
          <text:p/>
        </draw:line>
        <draw:line draw:style-name="gr2" draw:text-style-name="P1" draw:layer="layout" svg:x1="10.7cm" svg:y1="7.985cm" svg:x2="10.7cm" svg:y2="9.255cm">
          <text:p/>
        </draw:line>
        <draw:line draw:style-name="gr2" draw:text-style-name="P1" draw:layer="layout" svg:x1="10.7cm" svg:y1="9.89cm" svg:x2="10.7cm" svg:y2="11.16cm">
          <text:p/>
        </draw:line>
        <draw:line draw:style-name="gr2" draw:text-style-name="P1" draw:layer="layout" svg:x1="10.7cm" svg:y1="12.43cm" svg:x2="10.7cm" svg:y2="13.7cm">
          <text:p/>
        </draw:line>
        <draw:line draw:style-name="gr2" draw:text-style-name="P1" draw:layer="layout" svg:x1="10.7cm" svg:y1="14.435cm" svg:x2="10.7cm" svg:y2="15.705cm">
          <text:p/>
        </draw:line>
        <draw:line draw:style-name="gr2" draw:text-style-name="P1" draw:layer="layout" svg:x1="10.7cm" svg:y1="18.145cm" svg:x2="10.7cm" svg:y2="19.415cm">
          <text:p/>
        </draw:line>
        <draw:rect draw:style-name="gr5" draw:text-style-name="P1" draw:layer="layout" svg:width="5.08cm" svg:height="1.27cm" svg:x="8.16cm" svg:y="19.415cm">
          <text:p text:style-name="P1">j++</text:p>
        </draw:rect>
        <draw:custom-shape draw:style-name="gr1" draw:text-style-name="P4" draw:layer="layout" svg:width="5.715cm" svg:height="2.54cm" svg:x="7.843cm" svg:y="15.605cm">
          <text:p text:style-name="P1"><text:span text:style-name="T3">Wait for block</text:span></text:p>
          <text:p text:style-name="P1"><text:span text:style-name="T3"><text:s/></text:span><text:span text:style-name="T3">at pick u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13.265cm" svg:y1="20.05cm" svg:x2="17.51cm" svg:y2="20.05cm">
          <text:p/>
        </draw:line>
        <draw:line draw:style-name="gr6" draw:text-style-name="P1" draw:layer="layout" svg:x1="17.51cm" svg:y1="20.05cm" svg:x2="17.51cm" svg:y2="2.905cm">
          <text:p/>
        </draw:line>
        <draw:custom-shape draw:style-name="gr4" draw:text-style-name="P1" draw:layer="layout" svg:width="1.27cm" svg:height="0.635cm" svg:x="16.875cm" svg:y="2.267cm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6" draw:text-style-name="P1" draw:layer="layout" svg:x1="7.885cm" svg:y1="16.875cm" svg:x2="5.445cm" svg:y2="16.875cm">
          <text:p/>
        </draw:line>
        <draw:line draw:style-name="gr6" draw:text-style-name="P1" draw:layer="layout" svg:x1="5.445cm" svg:y1="16.875cm" svg:x2="5.445cm" svg:y2="14.97cm">
          <text:p/>
        </draw:line>
        <draw:line draw:style-name="gr2" draw:text-style-name="P1" draw:layer="layout" svg:x1="5.445cm" svg:y1="14.97cm" svg:x2="10.725cm" svg:y2="14.97cm">
          <text:p/>
        </draw:line>
        <draw:frame draw:style-name="gr8" draw:text-style-name="P11" draw:layer="layout" svg:width="15.875cm" svg:height="1.52cm" svg:x="2.905cm" svg:y="21.955cm">
          <draw:text-box>
            <text:p><text:span text:style-name="T7">This flowchart describes the logic behind the sequence of operations to make the square/rectangular palette.</text:span></text:p>
          </draw:text-box>
        </draw:frame>
        <draw:frame draw:style-name="gr8" draw:text-style-name="P9" draw:layer="layout" svg:width="5.08cm" svg:height="1.52cm" svg:x="10.525cm" svg:y="18.145cm">
          <draw:text-box>
            <text:p text:style-name="P9"><text:span text:style-name="T2">Block exists</text:span></text:p>
          </draw:text-box>
        </draw:frame>
        <draw:frame draw:style-name="gr9" draw:text-style-name="P3" draw:layer="layout" svg:width="3.81cm" svg:height="1.199cm" svg:x="4.175cm" svg:y="16.946cm">
          <draw:text-box>
            <text:p text:style-name="P3"><text:span text:style-name="T2">No block at <text:s/>pick up pt.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3.705cm" svg:height="0.635cm" svg:x="9.309cm" svg:y="14.336cm">
          <text:p text:style-name="P1"><text:span text:style-name="T1">i = 0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161cm" svg:y1="2.906cm" svg:x2="11.161cm" svg:y2="4.176cm">
          <text:p/>
        </draw:line>
        <draw:line draw:style-name="gr2" draw:text-style-name="P1" draw:layer="layout" svg:x1="11.161cm" svg:y1="4.811cm" svg:x2="11.161cm" svg:y2="6.081cm">
          <text:p/>
        </draw:line>
        <draw:line draw:style-name="gr3" draw:text-style-name="P3" draw:layer="layout" svg:x1="11.161cm" svg:y1="7.351cm" svg:x2="11.161cm" svg:y2="8.621cm">
          <text:p/>
        </draw:line>
        <draw:line draw:style-name="gr2" draw:text-style-name="P1" draw:layer="layout" svg:x1="11.161cm" svg:y1="9.256cm" svg:x2="11.161cm" svg:y2="10.526cm">
          <text:p/>
        </draw:line>
        <draw:line draw:style-name="gr3" draw:text-style-name="P3" draw:layer="layout" svg:x1="11.161cm" svg:y1="13.066cm" svg:x2="11.161cm" svg:y2="14.336cm">
          <text:p/>
        </draw:line>
        <draw:line draw:style-name="gr2" draw:text-style-name="P1" draw:layer="layout" svg:x1="11.161cm" svg:y1="14.971cm" svg:x2="11.16cm" svg:y2="17.51cm">
          <text:p/>
        </draw:line>
        <draw:line draw:style-name="gr6" draw:text-style-name="P1" draw:layer="layout" svg:x1="5.445cm" svg:y1="23.225cm" svg:x2="5.446cm" svg:y2="15.606cm">
          <text:p/>
        </draw:line>
        <draw:line draw:style-name="gr2" draw:text-style-name="P1" draw:layer="layout" svg:x1="5.446cm" svg:y1="15.606cm" svg:x2="11.161cm" svg:y2="15.606cm">
          <text:p/>
        </draw:line>
        <draw:custom-shape draw:style-name="gr1" draw:text-style-name="P1" draw:layer="layout" svg:width="5.08cm" svg:height="0.635cm" svg:x="8.621cm" svg:y="4.176cm">
          <text:p text:style-name="P1">Read inpu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.715cm" svg:height="1.27cm" svg:x="8.304cm" svg:y="6.081cm">
          <text:p text:style-name="P1">Clearan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1" draw:layer="layout" svg:width="4.445cm" svg:height="0.635cm" svg:x="8.939cm" svg:y="8.621cm">
          <text:p text:style-name="P1">Move to idle pt</text:p>
        </draw:rect>
        <draw:custom-shape draw:style-name="gr1" draw:text-style-name="P4" draw:layer="layout" svg:width="5.715cm" svg:height="2.54cm" svg:x="8.304cm" svg:y="10.526cm">
          <text:p text:style-name="P1"><text:span text:style-name="T3">Wait for block</text:span></text:p>
          <text:p text:style-name="P1"><text:span text:style-name="T3"><text:s/></text:span><text:span text:style-name="T3">at pick u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715cm" svg:height="1.27cm" svg:x="16.876cm" svg:y="16.87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08cm" svg:height="1.27cm" svg:x="8.621cm" svg:y="1.63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3" draw:layer="layout" svg:x1="14.036cm" svg:y1="6.716cm" svg:x2="18.681cm" svg:y2="6.716cm">
          <text:p text:style-name="P1"><text:span text:style-name="T2">Not Clear</text:span></text:p>
          <text:p text:style-name="P1"><text:span text:style-name="T2"/></text:p>
        </draw:line>
        <draw:line draw:style-name="gr2" draw:text-style-name="P1" draw:layer="layout" svg:x1="18.681cm" svg:y1="6.716cm" svg:x2="18.681cm" svg:y2="16.876cm">
          <text:p/>
        </draw:line>
        <draw:line draw:style-name="gr5" draw:text-style-name="P3" draw:layer="layout" svg:x1="5.446cm" svg:y1="11.796cm" svg:x2="8.421cm" svg:y2="11.796cm">
          <text:p/>
        </draw:line>
        <draw:line draw:style-name="gr6" draw:text-style-name="P1" draw:layer="layout" svg:x1="5.446cm" svg:y1="11.796cm" svg:x2="5.446cm" svg:y2="9.891cm">
          <text:p/>
        </draw:line>
        <draw:line draw:style-name="gr2" draw:text-style-name="P1" draw:layer="layout" svg:x1="5.446cm" svg:y1="9.891cm" svg:x2="11.161cm" svg:y2="9.891cm">
          <text:p/>
        </draw:line>
        <draw:frame draw:style-name="gr7" draw:text-style-name="P5" draw:layer="layout" svg:width="4.445cm" svg:height="1.204cm" svg:x="1.636cm" svg:y="1.636cm">
          <draw:text-box>
            <text:p/>
          </draw:text-box>
        </draw:frame>
        <draw:frame draw:style-name="gr8" draw:text-style-name="P6" draw:layer="layout" svg:width="5.079cm" svg:height="1.7cm" svg:x="1.636cm" svg:y="1.636cm">
          <draw:text-box>
            <text:p><text:span text:style-name="T4">Flowchart for </text:span></text:p>
            <text:p><text:span text:style-name="T4">Circular</text:span><text:span text:style-name="T4"><text:tab/></text:span><text:span text:style-name="T4"><text:tab/></text:span><text:span text:style-name="T4">: palette</text:span></text:p>
          </draw:text-box>
        </draw:frame>
        <draw:custom-shape draw:style-name="gr1" draw:text-style-name="P1" draw:layer="layout" svg:width="3.81cm" svg:height="3.81cm" svg:x="9.255cm" svg:y="17.51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16cm" svg:y1="21.32cm" svg:x2="11.16cm" svg:y2="23.225cm">
          <text:p/>
        </draw:line>
        <draw:custom-shape draw:style-name="gr4" draw:text-style-name="P1" draw:layer="layout" svg:width="1.27cm" svg:height="0.635cm" svg:x="10.525cm" svg:y="23.22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1" draw:layer="layout" svg:width="1.27cm" svg:height="0.635cm" svg:x="4.81cm" svg:y="23.221cm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6" draw:text-style-name="P1" draw:layer="layout" svg:x1="13.065cm" svg:y1="19.415cm" svg:x2="18.78cm" svg:y2="19.415cm">
          <text:p/>
        </draw:line>
        <draw:line draw:style-name="gr2" draw:text-style-name="P1" draw:layer="layout" svg:x1="18.78cm" svg:y1="19.415cm" svg:x2="18.78cm" svg:y2="18.145cm">
          <text:p/>
        </draw:line>
        <draw:frame draw:style-name="gr9" draw:text-style-name="P13" draw:layer="layout" svg:width="2.54cm" svg:height="0.885cm" svg:x="13.7cm" svg:y="18.78cm">
          <draw:text-box>
            <text:p text:style-name="P12"><text:span text:style-name="T8">False</text:span></text:p>
          </draw:text-box>
        </draw:frame>
        <draw:frame draw:style-name="gr9" draw:text-style-name="P3" draw:layer="layout" svg:width="3.81cm" svg:height="1.199cm" svg:x="4.175cm" svg:y="11.796cm">
          <draw:text-box>
            <text:p text:style-name="P3"><text:span text:style-name="T2">No block at <text:s/>pick up pt.</text:span></text:p>
          </draw:text-box>
        </draw:frame>
        <draw:frame draw:style-name="gr8" draw:text-style-name="P9" draw:layer="layout" svg:width="5.08cm" svg:height="1.52cm" svg:x="11.16cm" svg:y="13.065cm">
          <draw:text-box>
            <text:p text:style-name="P9"><text:span text:style-name="T2">Block exists</text:span></text:p>
          </draw:text-box>
        </draw:frame>
        <draw:frame draw:style-name="gr8" draw:text-style-name="P8" draw:layer="layout" svg:width="4.445cm" svg:height="1.52cm" svg:x="11.161cm" svg:y="7.35cm">
          <draw:text-box>
            <text:p text:style-name="P7"><text:span text:style-name="T5">Clear</text:span></text:p>
          </draw:text-box>
        </draw:frame>
        <draw:frame draw:style-name="gr9" draw:layer="layout" svg:width="2.54cm" svg:height="0.885cm" svg:x="11.16cm" svg:y="21.32cm">
          <draw:text-box>
            <text:p><text:span text:style-name="T2">True</text:span></text:p>
          </draw:text-box>
        </draw:frame>
      </draw:page>
      <draw:page draw:name="page4" draw:style-name="dp1" draw:master-page-name="Default">
        <draw:custom-shape draw:style-name="gr1" draw:text-style-name="P10" draw:layer="layout" svg:width="6.748cm" svg:height="0.635cm" svg:x="7.327cm" svg:y="7.351cm">
          <text:p text:style-name="P1"><text:span text:style-name="T6">Pick up b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8.539cm" svg:height="1.904cm" svg:x="6.432cm" svg:y="11.161cm">
          <text:p text:style-name="P1"><text:span text:style-name="T6">Place block at appropriate</text:span></text:p>
          <text:p text:style-name="P1"><text:span text:style-name="T6"><text:s/></text:span><text:span text:style-name="T6">distance according to value of i </text:span></text:p>
          <text:p text:style-name="P1"><text:span text:style-name="T6">and theta and radius spacing 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.758cm" svg:height="0.768cm" svg:x="8.822cm" svg:y="14.301cm">
          <text:p text:style-name="P1"><text:span text:style-name="T6">Move to idle pt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635cm" svg:x="10.066cm" svg:y="2.27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0" draw:layer="layout" svg:width="6.748cm" svg:height="0.635cm" svg:x="7.327cm" svg:y="4.811cm">
          <text:p text:style-name="P1"><text:span text:style-name="T6">Move to pick up pt.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6.748cm" svg:height="0.635cm" svg:x="7.327cm" svg:y="9.256cm">
          <text:p text:style-name="P1"><text:span text:style-name="T6">Move to via pt.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01cm" svg:y1="2.906cm" svg:x2="10.701cm" svg:y2="4.811cm">
          <text:p/>
        </draw:line>
        <draw:line draw:style-name="gr2" draw:text-style-name="P1" draw:layer="layout" svg:x1="10.701cm" svg:y1="5.446cm" svg:x2="10.701cm" svg:y2="7.351cm">
          <text:p/>
        </draw:line>
        <draw:line draw:style-name="gr2" draw:text-style-name="P1" draw:layer="layout" svg:x1="10.701cm" svg:y1="7.986cm" svg:x2="10.701cm" svg:y2="9.256cm">
          <text:p/>
        </draw:line>
        <draw:line draw:style-name="gr2" draw:text-style-name="P1" draw:layer="layout" svg:x1="10.701cm" svg:y1="9.891cm" svg:x2="10.701cm" svg:y2="11.161cm">
          <text:p/>
        </draw:line>
        <draw:line draw:style-name="gr2" draw:text-style-name="P1" draw:layer="layout" svg:x1="10.701cm" svg:y1="13.031cm" svg:x2="10.701cm" svg:y2="14.301cm">
          <text:p/>
        </draw:line>
        <draw:line draw:style-name="gr2" draw:text-style-name="P1" draw:layer="layout" svg:x1="10.701cm" svg:y1="15.036cm" svg:x2="10.701cm" svg:y2="16.306cm">
          <text:p/>
        </draw:line>
        <draw:line draw:style-name="gr2" draw:text-style-name="P1" draw:layer="layout" svg:x1="10.66cm" svg:y1="18.78cm" svg:x2="10.66cm" svg:y2="20.05cm">
          <text:p/>
        </draw:line>
        <draw:custom-shape draw:style-name="gr1" draw:text-style-name="P4" draw:layer="layout" svg:width="5.715cm" svg:height="2.54cm" svg:x="7.844cm" svg:y="16.206cm">
          <text:p text:style-name="P1"><text:span text:style-name="T3">Wait for block</text:span></text:p>
          <text:p text:style-name="P1"><text:span text:style-name="T3"><text:s/></text:span><text:span text:style-name="T3">at pick u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4.175cm" svg:y1="20.685cm" svg:x2="8.62cm" svg:y2="20.685cm">
          <text:p/>
        </draw:line>
        <draw:line draw:style-name="gr6" draw:text-style-name="P1" draw:layer="layout" svg:x1="4.175cm" svg:y1="20.685cm" svg:x2="4.175cm" svg:y2="2.905cm">
          <text:p/>
        </draw:line>
        <draw:custom-shape draw:style-name="gr4" draw:text-style-name="P1" draw:layer="layout" svg:width="1.27cm" svg:height="0.635cm" svg:x="3.54cm" svg:y="2.267cm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6" draw:text-style-name="P1" draw:layer="layout" svg:x1="15.605cm" svg:y1="17.51cm" svg:x2="13.6cm" svg:y2="17.51cm">
          <text:p/>
        </draw:line>
        <draw:line draw:style-name="gr6" draw:text-style-name="P1" draw:layer="layout" svg:x1="15.605cm" svg:y1="17.51cm" svg:x2="15.605cm" svg:y2="15.605cm">
          <text:p/>
        </draw:line>
        <draw:line draw:style-name="gr2" draw:text-style-name="P1" draw:layer="layout" svg:x1="15.605cm" svg:y1="15.605cm" svg:x2="10.66cm" svg:y2="15.605cm">
          <text:p/>
        </draw:line>
        <draw:frame draw:style-name="gr8" draw:text-style-name="P11" draw:layer="layout" svg:width="15.875cm" svg:height="1.52cm" svg:x="2.905cm" svg:y="21.955cm">
          <draw:text-box>
            <text:p><text:span text:style-name="T7">This flowchart describes the logic behind the sequence of operations to make the cicular palette.</text:span></text:p>
          </draw:text-box>
        </draw:frame>
        <draw:custom-shape draw:style-name="gr1" draw:text-style-name="P1" draw:layer="layout" svg:width="3.81cm" svg:height="1.27cm" svg:x="8.62cm" svg:y="20.05cm">
          <text:p text:style-name="P1">i++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9" draw:layer="layout" svg:width="5.08cm" svg:height="1.52cm" svg:x="11.16cm" svg:y="13.065cm">
          <draw:text-box>
            <text:p text:style-name="P9"><text:span text:style-name="T2">Block exists</text:span></text:p>
          </draw:text-box>
        </draw:frame>
        <draw:frame draw:style-name="gr8" draw:text-style-name="P9" draw:layer="layout" svg:width="5.08cm" svg:height="1.52cm" svg:x="7.985cm" svg:y="18.78cm">
          <draw:text-box>
            <text:p text:style-name="P9"><text:span text:style-name="T2">Block exists</text:span></text:p>
          </draw:text-box>
        </draw:frame>
        <draw:frame draw:style-name="gr9" draw:text-style-name="P3" draw:layer="layout" svg:width="3.81cm" svg:height="1.199cm" svg:x="14.97cm" svg:y="17.581cm">
          <draw:text-box>
            <text:p text:style-name="P3"><text:span text:style-name="T2">No block at <text:s/>pick up p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ad Saeed</meta:initial-creator>
    <meta:creation-date>2011-12-05T18:58:18.93</meta:creation-date>
    <dc:date>2011-12-08T00:53:32.15</dc:date>
    <dc:creator>Saad Saeed</dc:creator>
    <meta:editing-duration>PT02H11M47S</meta:editing-duration>
    <meta:editing-cycles>9</meta:editing-cycles>
    <meta:generator>OpenOffice.org/3.2$Win32 OpenOffice.org_project/320m18$Build-9502</meta:generator>
    <meta:document-statistic meta:object-count="123"/>
  </office:meta>
</office:document-meta>
</file>